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style:font-name-asian="Times New Roman" style:font-name-complex="Times New Roman"/>
    </style:style>
    <style:style style:name="T7" style:family="text">
      <style:text-properties fo:language="en" fo:country="GB" style:font-name-asian="Times New Roman" style:font-name-complex="Times New Roman" style:font-size-complex="14pt"/>
    </style:style>
    <style:style style:name="T8" style:family="text">
      <style:text-properties fo:language="en" fo:country="GB" fo:font-weight="normal" style:font-name-asian="Times New Roman" style:font-weight-asian="normal" style:font-name-complex="Times New Roman" style:font-weight-complex="normal"/>
    </style:style>
    <style:style style:name="T9" style:family="text">
      <style:text-properties style:text-position="super 64%" fo:language="en" fo:country="GB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87cm" draw:z-index="0"><draw:image xlink:href="../../odt_eng/images/0085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Key-3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3cm" svg:height="1.461cm" draw:z-index="0"><draw:image xlink:href="../../odt_eng/images/008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3">is</text:span></text:span><text:span text:style-name="Основной_20_шрифт_20_абзаца"><text:span text:style-name="T2"> </text:span></text:span><text:span text:style-name="Основной_20_шрифт_20_абзаца"><text:span text:style-name="T4">vectorized </text:span></text:span><text:span text:style-name="Основной_20_шрифт_20_абзаца"><text:span text:style-name="T2">and implements the function of controllable key as per the algorithm:</text:span></text:span></text:p>
            <text:p text:style-name="P5"><text:span text:style-name="Основной_20_шрифт_20_абзаца"><text:span text:style-name="T2"><draw:frame draw:style-name="fr3" draw:name="Объект1" text:anchor-type="as-char" svg:width="5.72cm" svg:height="1.39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6">where</text:span></text:span><text:span text:style-name="Основной_20_шрифт_20_абзаца"><text:span text:style-name="T6"><draw:frame draw:style-name="fr3" draw:name="Объект2" text:anchor-type="as-char" svg:width="1.201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6">is for the vector of signals at the 1</text:span></text:span><text:span text:style-name="Основной_20_шрифт_20_абзаца"><text:span text:style-name="T9">st</text:span></text:span><text:span text:style-name="Основной_20_шрифт_20_абзаца"><text:span text:style-name="T6"> input port;</text:span></text:span></text:p>
            <text:p text:style-name="Text_20_body"><text:span text:style-name="Основной_20_шрифт_20_абзаца"><text:span text:style-name="T6"><draw:frame draw:style-name="fr3" draw:name="Объект10" text:anchor-type="as-char" svg:width="1.214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6">is for the vector of signals at the 2</text:span></text:span><text:span text:style-name="Основной_20_шрифт_20_абзаца"><text:span text:style-name="T9">nd</text:span></text:span><text:span text:style-name="Основной_20_шрифт_20_абзаца"><text:span text:style-name="T6"> input port;</text:span></text:span></text:p>
            <text:p text:style-name="Text_20_body"><text:span text:style-name="Основной_20_шрифт_20_абзаца"><text:span text:style-name="T6"><draw:frame draw:style-name="fr3" draw:name="Объект11" text:anchor-type="as-char" svg:width="1.205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6">is for the vector of signals at the 3</text:span></text:span><text:span text:style-name="Основной_20_шрифт_20_абзаца"><text:span text:style-name="T9">rd</text:span></text:span><text:span text:style-name="Основной_20_шрифт_20_абзаца"><text:span text:style-name="T6"> input port;</text:span></text:span></text:p>
            <text:p text:style-name="Text_20_body"><text:span text:style-name="Основной_20_шрифт_20_абзаца"><text:span text:style-name="T6"><draw:frame draw:style-name="fr3" draw:name="Объект3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6"> is for the vector of signals at the output port;</text:span></text:span></text:p>
            <text:p text:style-name="Text_20_body"><text:span text:style-name="Основной_20_шрифт_20_абзаца"><text:span text:style-name="T6"><draw:frame draw:style-name="fr3" draw:name="Объект4" text:anchor-type="as-char" svg:width="0.623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6">is for the vector of threshold values of control signals (logical settings, as a rule) defining the overcommutation conditions for input signals to the unit output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2">:</text:span></text:span></text:p>
            <text:list xml:id="list5029260896065152547" text:style-name="L1">
              <text:list-item>
                <text:p text:style-name="P8"><text:span text:style-name="Основной_20_шрифт_20_абзаца"><text:span text:style-name="T7">Values of settings – the vector of threshold values of control signals</text:span></text:span><text:span text:style-name="Основной_20_шрифт_20_абзаца"><text:span text:style-name="T7"><draw:frame draw:style-name="fr3" draw:name="Object4" text:anchor-type="as-char" svg:width="0.623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8"><text:span text:style-name="Основной_20_шрифт_20_абзаца"><text:span text:style-name="T6">Control signal type </text:span></text:span><text:span text:style-name="Основной_20_шрифт_20_абзаца"><text:span text:style-name="T7">– the </text:span></text:span><text:span text:style-name="Основной_20_шрифт_20_абзаца"><text:span text:style-name="T6">selection of the type of control signals (</text:span></text:span><text:span text:style-name="Основной_20_шрифт_20_абзаца"><text:span text:style-name="T5">Scalar</text:span></text:span><text:span text:style-name="Основной_20_шрифт_20_абзаца"><text:span text:style-name="T6"> or </text:span></text:span><text:span text:style-name="Основной_20_шрифт_20_абзаца"><text:span text:style-name="T5">Vector)</text:span></text:span><text:span text:style-name="Основной_20_шрифт_20_абзаца"><text:span text:style-name="T8">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-3</dc:title>
    <dc:creator>Александр </dc:creator>
    <meta:creation-date>2012-01-25T09:54:00Z</meta:creation-date>
    <dc:date>2012-03-04T20:26:20.41</dc:date>
    <meta:editing-cycles>99</meta:editing-cycles>
    <meta:editing-duration>PT2H21M44S</meta:editing-duration>
    <meta:document-statistic meta:table-count="1" meta:image-count="2" meta:object-count="7" meta:page-count="1" meta:paragraph-count="15" meta:word-count="122" meta:character-count="668"/>
    <meta:template xlink:type="simple" xlink:actuate="onRequest" xlink:title="" xlink:href="../../odt_eng/0085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K</mi>
                    </mrow>
                  </mrow>
                </mtd>
              </mtr>
              <mtr>
                <mtd>
                  <mrow>
                    <msub>
                      <mi>u</mi>
                      <mn>3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K</mi>
                    </mrow>
                  </mrow>
                </mtd>
              </mtr>
            </mtable>
          </mrow>
        </mrow>
      </mrow>
    </mrow>
    <annotation encoding="StarMath 5.0">y(t) = left lbrace stack{
alignl  u_1(t), ~ if ~ u_2(t) &lt; K #
alignl  u_3(t), ~ if ~ u_2(t) &gt;= K
}  right none
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3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4/content.xml><?xml version="1.0" encoding="utf-8"?>
<math xmlns="http://www.w3.org/1998/Math/MathML">
  <semantics>
    <mrow>
      <msub>
        <mi>u</mi>
        <mn>3</mn>
      </msub>
      <mrow>
        <mo stretchy="false">(</mo>
        <mrow>
          <mi>t</mi>
        </mrow>
        <mo stretchy="false">)</mo>
      </mrow>
    </mrow>
    <annotation encoding="StarMath 5.0">u_3(t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K</mi>
    </mrow>
    <annotation encoding="StarMath 5.0">K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